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1cm"/>
    </style:style>
    <style:style style:name="co3" style:family="table-column">
      <style:table-column-properties fo:break-before="auto" style:column-width="0.332cm"/>
    </style:style>
    <style:style style:name="co4" style:family="table-column">
      <style:table-column-properties fo:break-before="auto" style:column-width="1.053cm"/>
    </style:style>
    <style:style style:name="co5" style:family="table-column">
      <style:table-column-properties fo:break-before="auto" style:column-width="14.212cm"/>
    </style:style>
    <style:style style:name="co6" style:family="table-column">
      <style:table-column-properties fo:break-before="auto" style:column-width="0.471cm"/>
    </style:style>
    <style:style style:name="co8" style:family="table-column">
      <style:table-column-properties fo:break-before="auto" style:column-width="1.221cm"/>
    </style:style>
    <style:style style:name="ro8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788cm" fo:break-before="auto" style:use-optimal-row-height="true"/>
    </style:style>
    <style:style style:name="ro5" style:family="table-row">
      <style:table-row-properties style:row-height="1.157cm" fo:break-before="auto" style:use-optimal-row-height="true"/>
    </style:style>
    <style:style style:name="ro6" style:family="table-row">
      <style:table-row-properties style:row-height="1.526cm" fo:break-before="auto" style:use-optimal-row-height="true"/>
    </style:style>
    <style:style style:name="ro7" style:family="table-row">
      <style:table-row-properties style:row-height="3.738cm" fo:break-before="auto" style:use-optimal-row-height="true"/>
    </style:style>
    <style:style style:name="ro9" style:family="table-row">
      <style:table-row-properties style:row-height="1.894cm" fo:break-before="auto" style:use-optimal-row-height="true"/>
    </style:style>
    <style:style style:name="ro10" style:family="table-row">
      <style:table-row-properties style:row-height="2.2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5" style:family="table-cell" style:parent-style-name="Default">
      <style:table-cell-properties style:vertical-align="top"/>
      <style:text-properties fo:font-size="8pt" style:font-size-asian="8pt" style:font-size-complex="8pt"/>
    </style:style>
    <style:style style:name="ce6" style:family="table-cell" style:parent-style-name="Default">
      <style:table-cell-properties fo:wrap-option="wrap" style:vertical-align="top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ffff66" fo:wrap-option="wrap" style:vertical-align="top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transparent" fo:wrap-option="wrap" style:vertical-align="top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>
      <style:table-cell-properties style:vertical-align="to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3"/>
        <table:table-column table:style-name="co4" table:default-cell-style-name="ce5"/>
        <table:table-column table:style-name="co5" table:default-cell-style-name="ce6"/>
        <table:table-column table:style-name="co6" table:default-cell-style-name="ce11"/>
        <table:table-column table:style-name="co8" table:default-cell-style-name="Default"/>
        <table:table-column table:style-name="co7" table:default-cell-style-name="ce11"/>
        <table:table-column table:style-name="co7" table:number-columns-repeated="1017" table:default-cell-style-name="ce14"/>
        <table:table-row table:style-name="ro2">
          <table:table-cell table:style-name="ce1" office:value-type="string">
            <text:p>How to build a new Andor's Trail releas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formula="of:=&quot;Prepare the environment  (&quot; &amp; [.$D$15] &amp; &quot;)&quot;" office:value-type="string" office:string-value="Prepare the environment  (v076)">
            <text:p>Prepare the environment <text:s/>(v076)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Github repositories</text:p>
          </table:table-cell>
          <table:table-cell table:number-columns-repeated="1022"/>
        </table:table-row>
        <table:table-row-group>
          <table:table-row table:style-name="ro3">
            <table:table-cell table:number-columns-repeated="2"/>
            <table:table-cell office:value-type="string">
              <text:p>Base:</text:p>
            </table:table-cell>
            <table:table-cell office:value-type="string">
              <text:p>Actual source of the released game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office:value-type="string">
              <text:p><text:a xlink:href="https://github.com/Zukero/andors-trail">https://github.com/Zukero/andors-trail</text:a>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7" office:value-type="string">
              <text:p>Zukero\andors-trail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7" table:formula="of:=&quot;C:\AT\&quot; &amp; [.$D$7]" office:value-type="string" office:string-value="C:\AT\Zukero\andors-trail">
              <text:p>C:\AT\Zukero\andors-trail</text:p>
            </table:table-cell>
            <table:table-cell table:number-columns-repeated="1020"/>
          </table:table-row>
          <table:table-row table:style-name="ro3">
            <table:table-cell table:number-columns-repeated="2"/>
            <table:table-cell office:value-type="string">
              <text:p>AT:</text:p>
            </table:table-cell>
            <table:table-cell office:value-type="string">
              <text:p>An up to date fork of <text:s/>zukero\andorst-trail as working repository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office:value-type="string">
              <text:p><text:a xlink:href="https://github.com/NutAndor/andors-trail">https://github.com/NutAndor/andors-trail</text:a>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7" office:value-type="string">
              <text:p>NutAndor\andors-trail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7" table:formula="of:=&quot;C:\AT\&quot; &amp; [.$D$11] &amp; &quot;\AndorsTrail&quot;" office:value-type="string" office:string-value="C:\AT\NutAndor\andors-trail\AndorsTrail">
              <text:p>C:\AT\NutAndor\andors-trail\AndorsTrail</text:p>
            </table:table-cell>
            <table:table-cell table:number-columns-repeated="1020"/>
          </table:table-row>
          <table:table-row table:style-name="ro4">
            <table:table-cell table:number-columns-repeated="2"/>
            <table:table-cell office:value-type="string">
              <text:p>ATCS:</text:p>
            </table:table-cell>
            <table:table-cell office:value-type="string">
              <text:p>The new content data <text:s text:c="3"/>(basic settings <text:s/>like .png files <text:s/>etc. <text:s/>should already be committed, <text:s/>no open changes should exist)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office:value-type="string">
              <text:p><text:a xlink:href="https://github.com/NutAndor/v076">https://github.com/NutAndor/v076</text:a>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7" office:value-type="string">
              <text:p>v076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7" table:formula="of:=&quot;C:\AT\ATCS\&quot; &amp; [.$D$15] &amp; &quot;\ATCS\&quot; &amp; [.$D$15]" office:value-type="string" office:string-value="C:\AT\ATCS\v076\ATCS\v076">
              <text:p>C:\AT\ATCS\v076\ATCS\v076</text:p>
            </table:table-cell>
            <table:table-cell table:number-columns-repeated="1020"/>
          </table:table-row>
          <table:table-row table:style-name="ro3">
            <table:table-cell table:number-columns-repeated="2"/>
            <table:table-cell office:value-type="string">
              <text:p>Beta:</text:p>
            </table:table-cell>
            <table:table-cell table:style-name="ce8" office:value-type="string">
              <text:p>A temporary ATCS project for compress works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8" office:value-type="string">
              <text:p>beta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7" table:formula="of:=&quot;C:\AT\ATCS\&quot; &amp; [.$D$18] &amp; &quot;\ATCS&quot;" office:value-type="string" office:string-value="C:\AT\ATCS\beta\ATCS">
              <text:p>C:\AT\ATCS\beta\ATCS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8"/>
            <table:table-cell table:number-columns-repeated="1020"/>
          </table:table-row>
          <table:table-row table:style-name="ro3">
            <table:table-cell table:number-columns-repeated="2"/>
            <table:table-cell office:value-type="string">
              <text:p>For more info download and adapt the cmd script to your needs</text:p>
            </table:table-cell>
            <table:table-cell table:number-columns-repeated="1021"/>
          </table:table-row>
          <table:table-row table:style-name="ro3">
            <table:table-cell table:number-columns-repeated="3"/>
            <table:table-cell table:style-name="ce9" office:value-type="string">
              <text:p><text:a xlink:href="https://github.com/NutAndor/etc/blob/master/ATCScreateProj.bat">https://github.com/NutAndor/etc/blob/master/ATCScreateProj.bat</text:a> </text:p>
            </table:table-cell>
            <table:table-cell table:number-columns-repeated="1020"/>
          </table:table-row>
          <table:table-row table:style-name="ro3">
            <table:table-cell table:number-columns-repeated="1024"/>
          </table:table-row>
        </table:table-row-group>
        <table:table-row table:style-name="ro3">
          <table:table-cell/>
          <table:table-cell office:value-type="string">
            <text:p>Github setting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formula="of:=&quot;If not done already, fork  &quot; &amp; [.$D$7] &amp; &quot;  to  &quot; &amp; [.$D$11]" office:value-type="string" office:string-value="If not done already, fork  Zukero\andors-trail  to  NutAndor\andors-trail">
            <text:p>If not done already, fork <text:s/>Zukero\andors-trail <text:s/>to <text:s/>NutAndor\andors-trail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&quot;Check if the fork  &quot; &amp; [.$D$11] &amp; &quot;:master  is actual comparing to  &quot; &amp; [.$D$7] &amp; &quot;:master&quot;" office:value-type="string" office:string-value="Check if the fork  NutAndor\andors-trail:master  is actual comparing to  Zukero\andors-trail:master">
            <text:p>Check if the fork <text:s/>NutAndor\andors-trail:master <text:s/>is actual comparing to <text:s/>Zukero\andors-trail:master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<text:a xlink:href="https://github.com/NutAndor/andors-trail/compare/master...Zukero:master">https://github.com/NutAndor/andors-trail/compare/master...Zukero:master</text:a>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If necessary, do a Pull Request to get actual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Set git projects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Switch to branch  &quot; &amp; [.$D$11] &amp; &quot;:&quot; &amp; [.$D$15]" office:value-type="string" office:string-value="Switch to branch  NutAndor\andors-trail:v076">
            <text:p>Switch to branch <text:s/>NutAndor\andors-trail:v076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<text:s text:c="3"/>discard any uncommited changes, move untracked files to trash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Switch to branch  &quot; &amp; [.$D$15] &amp; &quot;:master&quot;" office:value-type="string" office:string-value="Switch to branch  v076:master">
            <text:p>Switch to branch <text:s/>v076:mast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<text:s text:c="3"/>synchronze with github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<text:s text:c="3"/>commit any pending change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<text:s text:c="3"/>discard any uncommited changes, move untracked files to trash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repare release build <text:s/>(incl. actual translations)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Prepare AndroidStudio</text:p>
          </table:table-cell>
          <table:table-cell table:number-columns-repeated="3"/>
          <table:table-cell table:style-name="ce12"/>
          <table:table-cell table:number-columns-repeated="1018"/>
        </table:table-row>
        <table:table-row-group table:display="false">
          <table:table-row table:style-name="ro3" table:visibility="collapse">
            <table:table-cell table:number-columns-repeated="2"/>
            <table:table-cell office:value-type="string">
              <text:p>Update to the latest Android SDK version, and set that as the target SDK.</text:p>
            </table:table-cell>
            <table:table-cell table:style-name="ce10"/>
            <table:table-cell/>
            <table:table-cell table:style-name="ce13"/>
            <table:table-cell table:number-columns-repeated="1018"/>
          </table:table-row>
          <table:table-row table:style-name="ro3" table:visibility="collapse">
            <table:table-cell table:number-columns-repeated="3"/>
            <table:table-cell table:style-name="ce10"/>
            <table:table-cell/>
            <table:table-cell table:style-name="ce13"/>
            <table:table-cell table:number-columns-repeated="1018"/>
          </table:table-row>
        </table:table-row-group>
        <table:table-row table:style-name="ro3">
          <table:table-cell/>
          <table:table-cell office:value-type="string">
            <text:p>Lock translations <text:s/>(only for translation update - not for release build)</text:p>
          </table:table-cell>
          <table:table-cell table:number-columns-repeated="2"/>
          <table:table-cell table:style-name="Default"/>
          <table:table-cell table:style-name="ce12"/>
          <table:table-cell table:number-columns-repeated="1018"/>
        </table:table-row>
        <table:table-row-group table:display="false">
          <table:table-row table:style-name="ro3" table:visibility="collapse">
            <table:table-cell table:number-columns-repeated="3"/>
            <table:table-cell office:value-type="string">
              <text:p><text:a xlink:href="https://hosted.weblate.org/projects/andors-trail/#repository">https://hosted.weblate.org/projects/andors-trail/#repository</text:a> </text:p>
            </table:table-cell>
            <table:table-cell table:number-columns-repeated="1020"/>
          </table:table-row>
          <table:table-row table:style-name="ro3" table:visibility="collapse">
            <table:table-cell table:number-columns-repeated="3"/>
            <table:table-cell office:value-type="string">
              <text:p>"Lock"</text:p>
            </table:table-cell>
            <table:table-cell table:number-columns-repeated="1020"/>
          </table:table-row>
          <table:table-row table:style-name="ro3" table:visibility="collapse">
            <table:table-cell table:number-columns-repeated="1024"/>
          </table:table-row>
        </table:table-row-group>
        <table:table-row table:style-name="ro3">
          <table:table-cell/>
          <table:table-cell office:value-type="string">
            <text:p>Import actual translations</text:p>
          </table:table-cell>
          <table:table-cell table:number-columns-repeated="2"/>
          <table:table-cell table:style-name="Default"/>
          <table:table-cell table:style-name="ce12"/>
          <table:table-cell table:number-columns-repeated="1018"/>
        </table:table-row>
        <table:table-row-group>
          <table:table-row table:style-name="ro3">
            <table:table-cell table:number-columns-repeated="3"/>
            <table:table-cell office:value-type="string">
              <text:p><text:a xlink:href="https://hosted.weblate.org/projects/andors-trail/#repository">https://hosted.weblate.org/projects/andors-trail/#repository</text:a>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office:value-type="string">
              <text:p>Download translations as zip file</text:p>
            </table:table-cell>
            <table:table-cell/>
            <table:table-cell table:style-name="ce12"/>
            <table:table-cell table:number-columns-repeated="1018"/>
          </table:table-row>
          <table:table-row table:style-name="ro3">
            <table:table-cell table:number-columns-repeated="3"/>
            <table:table-cell office:value-type="string">
              <text:p>Extract to downloads\translation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formula="of:=&quot;xcopy /S /Y  %HOMEPATH%\Downloads\translations\andors-trail\user-interface\AndorsTrail\*.* &quot; &amp; [.$D$8] &amp; &quot;\AndorsTrail&quot;" office:value-type="string" office:string-value="xcopy /S /Y  %HOMEPATH%\Downloads\translations\andors-trail\user-interface\AndorsTrail\*.* C:\AT\Zukero\andors-trail\AndorsTrail">
              <text:p>xcopy /S /Y <text:s/>%HOMEPATH%\Downloads\translations\andors-trail\user-interface\AndorsTrail\*.* C:\AT\Zukero\andors-trail\AndorsTrail</text:p>
            </table:table-cell>
            <table:table-cell table:number-columns-repeated="1020"/>
          </table:table-row>
          <table:table-row table:style-name="ro3">
            <table:table-cell table:number-columns-repeated="2"/>
            <table:table-cell office:value-type="string">
              <text:p>Check that each .mo is referenced in the matching <text:s/>values-XX/strings.xml</text:p>
            </table:table-cell>
            <table:table-cell table:number-columns-repeated="1021"/>
          </table:table-row>
          <table:table-row table:style-name="ro3">
            <table:table-cell table:number-columns-repeated="3"/>
            <table:table-cell office:value-type="string">
              <text:p>rem Correct translation of "localize_resources_from_mo_filename" for the following languages (if any):</text:p>
            </table:table-cell>
            <table:table-cell table:number-columns-repeated="1020"/>
          </table:table-row>
          <table:table-row table:style-name="ro5">
            <table:table-cell table:number-columns-repeated="3"/>
            <table:table-cell table:formula="of:=&quot;FOR /F %C in ('dir /b /x &quot;&quot;&quot; &amp; [.$D$8] &amp; &quot;\AndorsTrail\assets\translation\*.po&quot;&quot;') DO @FOR %F in (&quot;&quot;&quot; &amp; [.$D$8] &amp; &quot;\AndorsTrail\res\values-%~nC\strings.xml&quot;&quot;) DO @find &quot;&quot;localize_resources_from_mo_filename&quot;&quot;&quot;&quot;&gt;%~nC.mo&quot;&quot; %F &gt; nul&quot;" office:value-type="string" office:string-value="FOR /F %C in ('dir /b /x &quot;C:\AT\Zukero\andors-trail\AndorsTrail\assets\translation\*.po&quot;') DO @FOR %F in (&quot;C:\AT\Zukero\andors-trail\AndorsTrail\res\values-%~nC\strings.xml&quot;) DO @find &quot;localize_resources_from_mo_filename&quot;&quot;&gt;%~nC.mo&quot; %F &gt; nul">
              <text:p>FOR /F %C in ('dir /b /x "C:\AT\Zukero\andors-trail\AndorsTrail\assets\translation\*.po"') DO @FOR %F in ("C:\AT\Zukero\andors-trail\AndorsTrail\res\values-%~nC\strings.xml") DO @find "localize_resources_from_mo_filename""&gt;%~nC.mo" %F &gt; nul</text:p>
            </table:table-cell>
            <table:table-cell table:number-columns-repeated="1020"/>
          </table:table-row>
          <table:table-row table:style-name="ro3">
            <table:table-cell/>
            <table:table-cell office:value-type="string">
              <text:p>Make sure authors are up to date</text:p>
            </table:table-cell>
            <table:table-cell table:number-columns-repeated="1022"/>
          </table:table-row>
          <table:table-row table:style-name="ro3">
            <table:table-cell table:number-columns-repeated="3"/>
            <table:table-cell table:formula="of:= [.$D$12] &amp; &quot;\res\values\authors.xml&quot;" office:value-type="string" office:string-value="C:\AT\NutAndor\andors-trail\AndorsTrail\res\values\authors.xml">
              <text:p>C:\AT\NutAndor\andors-trail\AndorsTrail\res\values\authors.xml</text:p>
            </table:table-cell>
            <table:table-cell table:number-columns-repeated="1020"/>
          </table:table-row>
        </table:table-row-group>
        <table:table-row table:style-name="ro3">
          <table:table-cell table:number-columns-repeated="1024"/>
        </table:table-row>
        <table:table-row table:style-name="ro3">
          <table:table-cell office:value-type="string">
            <text:p>Build of a normal APK <text:s text:c="2"/>(yet uncompressed)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Generate the sourc from ATCS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formula="of:=&quot;Open ATCS with version  &quot; &amp; [.$D$15]" office:value-type="string" office:string-value="Open ATCS with version  v076">
            <text:p>Open ATCS with version <text:s/>v076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Export project into game source folder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[.$D$12]" office:value-type="string" office:string-value="C:\AT\NutAndor\andors-trail\AndorsTrail">
            <text:p>C:\AT\NutAndor\andors-trail\AndorsTrail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Actualize PO files</text:p>
          </table:table-cell>
          <table:table-cell table:number-columns-repeated="1022"/>
        </table:table-row>
        <table:table-row-group table:display="false">
          <table:table-row table:style-name="ro6" table:visibility="collapse">
            <table:table-cell table:number-columns-repeated="3"/>
            <table:table-cell office:value-type="string">
              <text:p>Use ATCS' beanshell console to update the .po and .pot files (in assets/translation/) using the new list of translatable text extracted from the JSON and worldmap data. See the PotComparator class comment in ATCS source code.</text:p>
              <text:p>This involves some decision making in case the english text for a given resource changed. </text:p>
            </table:table-cell>
            <table:table-cell table:number-columns-repeated="1020"/>
          </table:table-row>
          <table:table-row table:style-name="ro3" table:visibility="collapse">
            <table:table-cell/>
            <table:table-cell table:style-name="ce4"/>
            <table:table-cell/>
            <table:table-cell office:value-type="string">
              <text:p><text:span text:style-name="T1">Typo</text:span> means the existing translations must be preserved. </text:p>
            </table:table-cell>
            <table:table-cell table:number-columns-repeated="1020"/>
          </table:table-row>
          <table:table-row table:style-name="ro5" table:visibility="collapse">
            <table:table-cell/>
            <table:table-cell table:style-name="ce4"/>
            <table:table-cell/>
            <table:table-cell office:value-type="string">
              <text:p><text:span text:style-name="T1">Review</text:span> means the existing translations must be preserved, but prefixed with "[REVIEW]" (tag removed, and translation used in-game) to alert the translators that they may need to revise their translation to reflect the english changes. </text:p>
            </table:table-cell>
            <table:table-cell table:number-columns-repeated="1020"/>
          </table:table-row>
          <table:table-row table:style-name="ro5" table:visibility="collapse">
            <table:table-cell/>
            <table:table-cell table:style-name="ce4"/>
            <table:table-cell/>
            <table:table-cell office:value-type="string">
              <text:p><text:span text:style-name="T1">Outdated</text:span> means the existing translations aren't valid anymore. They will be prefixed with "[OUTDATED]" (translation NOT used in-game) to alert the translators that they must change their translation, yet we do not delete the previous translation completely from weblate (it could be a useful reference). </text:p>
            </table:table-cell>
            <table:table-cell table:number-columns-repeated="1020"/>
          </table:table-row>
          <table:table-row table:style-name="ro3" table:visibility="collapse">
            <table:table-cell/>
            <table:table-cell table:style-name="ce4"/>
            <table:table-cell/>
            <table:table-cell office:value-type="string">
              <text:p><text:span text:style-name="T1">None</text:span> means that we completely delete the old translations.</text:p>
            </table:table-cell>
            <table:table-cell table:number-columns-repeated="1020"/>
          </table:table-row>
          <table:table-row table:style-name="ro3" table:visibility="collapse">
            <table:table-cell table:number-columns-repeated="1024"/>
          </table:table-row>
        </table:table-row-group>
        <table:table-row table:style-name="ro3">
          <table:table-cell table:number-columns-repeated="2"/>
          <table:table-cell office:value-type="string">
            <text:p>Run the following in ATCS java beans console:</text:p>
          </table:table-cell>
          <table:table-cell table:number-columns-repeated="1021"/>
        </table:table-row>
        <table:table-row-group table:display="false">
          <table:table-row table:style-name="ro3" table:visibility="collapse">
            <table:table-cell table:number-columns-repeated="3"/>
            <table:table-cell office:value-type="string">
              <text:p>I always use only 1 project in any ATCS workspace, so it is always: <text:s text:c="2"/>activeWorkspace.projects.get(0)</text:p>
            </table:table-cell>
            <table:table-cell table:number-columns-repeated="1020"/>
          </table:table-row>
        </table:table-row-group>
        <table:table-row table:style-name="ro7">
          <table:table-cell table:number-columns-repeated="3"/>
          <table:table-cell office:value-type="string">
            <text:p>import com.gpl.rpg.atcontentstudio.model.Workspace;</text:p>
            <text:p>import com.gpl.rpg.atcontentstudio.model.tools.i18n.PotGenerator;</text:p>
            <text:p>import com.gpl.rpg.atcontentstudio.model.tools.i18n.PotComparator;</text:p>
            <text:p><text:s/></text:p>
            <text:p>proj = Workspace.activeWorkspace.projects.get(0);</text:p>
            <text:p>PotGenerator.generatePotFileForProject(proj);</text:p>
            <text:p>comp = new PotComparator(proj);</text:p>
            <text:p>comp.compare();</text:p>
            <text:p>comp.updatePoFiles(proj);</text:p>
            <text:p/>
          </table:table-cell>
          <table:table-cell table:number-columns-repeated="1020"/>
        </table:table-row>
        <table:table-row table:style-name="ro3">
          <table:table-cell table:number-columns-repeated="2"/>
          <table:table-cell table:formula="of:=&quot;Remove .mo .po and .pot files from  &quot; &amp; [.$D$12] &amp; &quot;\assets\translation&quot;" office:value-type="string" office:string-value="Remove .mo .po and .pot files from  C:\AT\NutAndor\andors-trail\AndorsTrail\assets\translation">
            <text:p>Remove .mo .po and .pot files from <text:s/>C:\AT\NutAndor\andors-trail\AndorsTrail\assets\translation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set T=&quot; &amp; [.$D$12] &amp; &quot;\assets\translation&quot;" office:value-type="string" office:string-value="set T=C:\AT\NutAndor\andors-trail\AndorsTrail\assets\translation">
            <text:p>set T=C:\AT\NutAndor\andors-trail\AndorsTrail\assets\translation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set A=&quot; &amp; [.$D$16] &amp; &quot;\altered&quot;" office:value-type="string" office:string-value="set A=C:\AT\ATCS\v076\ATCS\v076\altered">
            <text:p>set A=C:\AT\ATCS\v076\ATCS\v076\altere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T%\*.mo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T%\*.po*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opy "%A%\*.po*" "%T%\"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formula="of:=&quot;Copy .po and .pot files from  ATCS version to AT version&quot;" office:value-type="string" office:string-value="Copy .po and .pot files from  ATCS version to AT version">
            <text:p>Copy .po and .pot files from <text:s/>ATCS version to AT version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echo <text:s/>- Create .mo files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&quot;FOR %F in (&quot;&quot;&quot; &amp; [.$D$12] &amp; &quot;\assets\translation\*.po&quot;&quot;) DO &quot;&quot;C:\Program Files (x86)\Poedit\GettextTools\bin\msgfmt.exe&quot;&quot; -o %~dpnF.mo %~F&quot;" office:value-type="string" office:string-value="FOR %F in (&quot;C:\AT\NutAndor\andors-trail\AndorsTrail\assets\translation\*.po&quot;) DO &quot;C:\Program Files (x86)\Poedit\GettextTools\bin\msgfmt.exe&quot; -o %~dpnF.mo %~F">
            <text:p>FOR %F in ("C:\AT\NutAndor\andors-trail\AndorsTrail\assets\translation\*.po") DO "C:\Program Files (x86)\Poedit\GettextTools\bin\msgfmt.exe" -o %~dpnF.mo %~F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T%\*.po*"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Close ATCS agai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Compile APK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style-name="ce4"/>
          <table:table-cell office:value-type="string">
            <text:p>Open AndroidStudio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4" office:value-type="string">
            <text:p>Set version number <text:s/>in AndorsTrailApplication.java <text:s/>and <text:s/>manifest.xml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ompile NutAndor/andors-trail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Errors in translation files?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(I met some translations of <text:s/>%1$d <text:s/>to <text:s/>% 1 $ d <text:s text:c="3"/>or of <text:s text:c="2"/>%% <text:s/>to <text:s/>% <text:s text:c="2"/>that broke the compile. I corrected them in weblate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.g. in pa,po <text:s/>and <text:s/>ko.po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ush to Github</text:p>
          </table:table-cell>
          <table:table-cell table:number-columns-repeated="1023"/>
        </table:table-row>
        <table:table-row table:style-name="ro3">
          <table:table-cell/>
          <table:table-cell table:formula="of:=&quot;Close &quot; &amp; [.$D$15]" office:value-type="string" office:string-value="Close v076">
            <text:p>Close v076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formula="of:=&quot;Commit &amp; Push  &quot; &amp; [.$D$11] &amp; &quot;:&quot; &amp; [.$D$15]" office:value-type="string" office:string-value="Commit &amp; Push  NutAndor\andors-trail:v076">
            <text:p>Commit &amp; Push <text:s/>NutAndor\andors-trail:v076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&quot;Compare&quot; &amp; [.$D$7] &amp; &quot;:master&quot; &amp; &quot;  with  &quot; &amp; [.$D$11] &amp; &quot;:&quot; &amp; [.$D$15]" office:value-type="string" office:string-value="CompareZukero\andors-trail:master  with  NutAndor\andors-trail:v076">
            <text:p>CompareZukero\andors-trail:master <text:s/>with <text:s/>NutAndor\andors-trail:v076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<text:a xlink:href="https://github.com/NutAndor/andors-trail/compare/master...NutAndor:v076">https://github.com/NutAndor/andors-trail/compare/master...NutAndor:v076</text:a>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Create PullRequest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Release candidate &quot; &amp; [.$D$15] &amp; &quot; before compression&quot;" office:value-type="string" office:string-value="Release candidate v076 before compression">
            <text:p>Release candidate v076 before compression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Build of a compressed APK</text:p>
          </table:table-cell>
          <table:table-cell table:number-columns-repeated="1023"/>
        </table:table-row>
        <table:table-row table:style-name="ro3">
          <table:table-cell/>
          <table:table-cell table:formula="of:=&quot;Create ATCS-project: &quot; &amp; [.D18]" office:value-type="string" office:string-value="Create ATCS-project: beta">
            <text:p>Create ATCS-project: beta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formula="of:=&quot;Initialize directory  &quot; &amp; [.$D$19] &amp; &quot;\&quot; &amp; [.$D$18]" office:value-type="string" office:string-value="Initialize directory  C:\AT\ATCS\beta\ATCS\beta">
            <text:p>Initialize directory <text:s/>C:\AT\ATCS\beta\ATCS\beta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del  /Q /S  &quot; &amp; [.D19] &amp; &quot;\*.*&quot;" office:value-type="string" office:string-value="del  /Q /S  C:\AT\ATCS\beta\ATCS\*.*">
            <text:p>del <text:s/>/Q /S <text:s/>C:\AT\ATCS\beta\ATCS\*.*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rmdir  /Q /S  &quot; &amp; [.D19] &amp; &quot;\&quot; &amp; [.D18]" office:value-type="string" office:string-value="rmdir  /Q /S  C:\AT\ATCS\beta\ATCS\beta">
            <text:p>rmdir <text:s/>/Q /S <text:s/>C:\AT\ATCS\beta\ATCS\beta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md  &quot; &amp; [.$D$19]" office:value-type="string" office:string-value="md  C:\AT\ATCS\beta\ATCS">
            <text:p>md <text:s/>C:\AT\ATCS\beta\ATC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formula="of:=&quot;Create new ATCS-procect:  &quot; &amp; [.D18]" office:value-type="string" office:string-value="Create new ATCS-procect:  beta">
            <text:p>Create new ATCS-procect: <text:s/>beta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ATCS: New workspace  &quot; &amp; [.$D$19]" office:value-type="string" office:string-value="ATCS: New workspace  C:\AT\ATCS\beta\ATCS">
            <text:p>ATCS: New workspace <text:s/>C:\AT\ATCS\beta\ATCS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Create project: &quot; &amp; [.$D$18] &amp; &quot;   AT-source:  &quot; &amp; [.$D$12]" office:value-type="string" office:string-value="Create project: beta   AT-source:  C:\AT\NutAndor\andors-trail\AndorsTrail">
            <text:p>Create project: beta <text:s text:c="2"/>AT-source: <text:s/>C:\AT\NutAndor\andors-trail\AndorsTrail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Compress ATCS resources</text:p>
          </table:table-cell>
          <table:table-cell table:style-name="Default"/>
          <table:table-cell table:number-columns-repeated="1021"/>
        </table:table-row>
        <table:table-row-group table:display="false">
          <table:table-row table:style-name="ro5" table:visibility="collapse">
            <table:table-cell table:number-columns-repeated="3"/>
            <table:table-cell office:value-type="string">
              <text:p>Use ATCS' beanshell console to generate the compressed resources (JSON, spritesheets, tmx files). </text:p>
              <text:p>(Attention: "Minify.class" must be found via classpath. For this I had to compile Minify.java and add the path in ATCS.cmd)</text:p>
            </table:table-cell>
            <table:table-cell table:number-columns-repeated="1020"/>
          </table:table-row>
        </table:table-row-group>
        <table:table-row table:style-name="ro3">
          <table:table-cell table:number-columns-repeated="2"/>
          <table:table-cell office:value-type="string">
            <text:p>Run the following <text:s/>(see <text:s/>C:\AT\Zukero\ATCS\src\com\gpl\rpg\atcontentstudio\model\tools\resoptimizer\ResourcesCompactor.java)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import com.gpl.rpg.atcontentstudio.model.tools.resoptimizer.ResourcesCompactor;</text:p>
            <text:p>import com.gpl.rpg.atcontentstudio.model.Workspace;</text:p>
            <text:p>proj = Workspace.activeWorkspace.projects.get(0);</text:p>
            <text:p>new ResourcesCompactor(proj).compactData();</text:p>
            <text:p/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Close ATCS again <text:s text:c="2"/>(important!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mpress AT sources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formula="of:=&quot;Remove .po and .pot files from  &quot; &amp; [.$D$12] &amp; &quot;\assets\translation&quot;" office:value-type="string" office:string-value="Remove .po and .pot files from  C:\AT\NutAndor\andors-trail\AndorsTrail\assets\translation">
            <text:p>Remove .po and .pot files from <text:s/>C:\AT\NutAndor\andors-trail\AndorsTrail\assets\translation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set T=&quot; &amp; [.$D$12] &amp; &quot;\assets\translation&quot;" office:value-type="string" office:string-value="set T=C:\AT\NutAndor\andors-trail\AndorsTrail\assets\translation">
            <text:p>set T=C:\AT\NutAndor\andors-trail\AndorsTrail\assets\translation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T%\*.po*"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Delete the old resources, and replace with the compressed one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JSON</text:p>
          </table:table-cell>
          <table:table-cell table:style-name="ce5" office:value-type="string">
            <text:p>rem JSON: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set A=&quot;&amp;[.$D$19]&amp;&quot;\&quot;&amp;[.$D$18]&amp;&quot;\compressed\res&quot;" office:value-type="string" office:string-value="set A=C:\AT\ATCS\beta\ATCS\beta\compressed\res">
            <text:p>set A=C:\AT\ATCS\beta\ATCS\beta\compressed\res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set F=&quot; &amp; [.$D$12] &amp; &quot;\res&quot;" office:value-type="string" office:string-value="set F=C:\AT\NutAndor\andors-trail\AndorsTrail\res">
            <text:p>set F=C:\AT\NutAndor\andors-trail\AndorsTrail\re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F%\raw\*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opy "%A%\raw\*.json" "%F%\raw\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actorconditions_debug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conversationlist_debug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droplists_debug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itemlist_debug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monsterlist_debug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questlist_debug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itemlist_pre0610_unused.json"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TMX</text:p>
          </table:table-cell>
          <table:table-cell table:style-name="ce5" office:value-type="string">
            <text:p>rem TMX: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F%\xml\*.tmx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opy "%A%\xml\*.tmx" "%F%\xml\"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echo ^&lt;?xml version="1.0" encoding="UTF-8"?^&gt;^&lt;map version="1.0" orientation="orthogonal" renderorder="right-down" width="18" height="18" tilewidth="32" tileheight="32" nextobjectid="18"^&gt;^&lt;/map^&gt; &gt; "%F%\xml\debugmap.tmx"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PNG</text:p>
          </table:table-cell>
          <table:table-cell table:style-name="ce5" office:value-type="string">
            <text:p>rem PNG: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" office:value-type="string">
            <text:p>rem map_dynamic_placeholders <text:s/>monsters_eye4 <text:s/>monsters_demon1 <text:s/>monsters_demon2 <text:s/>muss bleiben!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ap_dynamic_placeholders.png" <text:s/>"map_dynamic_placeholders.bak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eye4.png" <text:s text:c="12"/>"monsters_eye4.bak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demon1.png" <text:s text:c="10"/>"monsters_demon1.bak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demon2.png" <text:s text:c="10"/>"monsters_demon2.bak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F%\drawable\map_*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F%\drawable\actorcond*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F%\drawable\items*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F%\drawable\monsters*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opy "%A%\drawable\*.png" "%F%\drawable\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ap_dynamic_placeholders.bak" <text:s/>"map_dynamic_placeholders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eye4.bak" <text:s text:c="12"/>"monsters_eye4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demon1.bak" <text:s text:c="10"/>"monsters_demon1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demon2.bak" <text:s text:c="10"/>"monsters_demon2.png"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Actualize Resourceloader.java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Remove the PNG defitions: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Remove all <text:s text:c="2"/>ACTORCONDITIONS_TILESETS <text:s text:c="2"/>line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move all <text:s text:c="2"/>ITEMS_TILESETS <text:s text:c="2"/>line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move all <text:s text:c="2"/>NPC-TILESETS <text:s text:c="2"/>lines, <text:s/>except: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loader.prepareTileset(R.drawable.monsters_demon1, "monsters_demon1", sz1x1, sz2x2, mTileSize)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loader.prepareTileset(R.drawable.monsters_demon2, "monsters_demon2", sz1x1, sz2x2, mTileSize)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loader.prepareTileset(R.drawable.monsters_eye4, "monsters_eye4", sz1x1, sz1x1, mTileSize)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move all <text:s text:c="2"/>MAP_TILESETS <text:s text:c="2"/>line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Then enter the compressed PNG definitions: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final Size sz8x8 = new Size(8, 8);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and</text:p>
          </table:table-cell>
          <table:table-cell office:value-type="string">
            <text:p>the compressed new .png files:</text:p>
          </table:table-cell>
          <table:table-cell table:number-columns-repeated="1020"/>
        </table:table-row>
        <table:table-row table:style-name="ro10">
          <table:table-cell table:number-columns-repeated="3"/>
          <table:table-cell office:value-type="string">
            <text:p>set A=C:\AT\ATCS\beta\ATCS\beta\compressed\res</text:p>
            <text:p>FOR %F in ("%A%\drawable\map_*.png") DO @echo loader.prepareTileset(R.drawable.%~nF, "%~nF", sz8x8, sz1x1, mTileSize);</text:p>
            <text:p>FOR %F in ("%A%\drawable\obj_*.png") DO @echo loader.prepareTileset(R.drawable.%~nF, "%~nF", sz8x8, sz1x1, mTileSize);</text:p>
            <text:p/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Update loadresources.xml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Open ATCS <text:s/>with project <text:s/>beta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Export project into game source folder  &quot; &amp; [.$D$12]" office:value-type="string" office:string-value="Export project into game source folder  C:\AT\NutAndor\andors-trail\AndorsTrail">
            <text:p>Export project into game source folder <text:s/>C:\AT\NutAndor\andors-trail\AndorsTrail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Close ATCS again.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uild open version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Set normal boolean values in AndorsTrailApplication.java <text:s/>(Everything to false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Move key file from keystore to e.g. desktop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C:\Users\Christian\*.jk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Compile NutAndor/andors-trail with AndroidStudio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Move back key file to keystore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C:\Users\Christian\*.jk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Upload .ap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Then build debug version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Set boolean values in AndorsTrailApplication.java <text:s/>(debug=true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Build with A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loaded versions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possible VIP version: <text:s/>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http://www.rg-brille.de/etc/AT/AndorsTrail_v076_beta3.apk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same, but with debug button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http://www.rg-brille.de/etc/AT/AndorsTrail_v076_beta3_dev.apk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Last steps <text:s/>(only for translation update - not for release build)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xport translations to weblate</text:p>
          </table:table-cell>
          <table:table-cell table:number-columns-repeated="1022"/>
        </table:table-row>
        <table:table-row table:style-name="ro3">
          <table:table-cell table:number-columns-repeated="3"/>
          <table:table-cell office:value-type="string">
            <text:p>?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nlock translations again</text:p>
          </table:table-cell>
          <table:table-cell table:number-columns-repeated="2"/>
          <table:table-cell table:style-name="Default"/>
          <table:table-cell table:style-name="ce12"/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<text:a xlink:href="https://hosted.weblate.org/projects/andors-trail/#repository">https://hosted.weblate.org/projects/andors-trail/#repository</text:a> 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"Unlock"</text:p>
          </table:table-cell>
          <table:table-cell table:number-columns-repeated="1020"/>
        </table:table-row>
        <table:table-row table:style-name="ro3" table:number-rows-repeated="10483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7" table:default-cell-style-name="Default"/>
        <table:table-row table:style-name="ro8">
          <table:table-cell/>
        </table:table-row>
      </table:table>
      <table:table table:name="Tabelle3" table:style-name="ta1" table:print="false">
        <table:table-column table:style-name="co7" table:default-cell-style-name="Default"/>
        <table:table-row table:style-name="ro8">
          <table:table-cell/>
        </table:table-row>
      </table:table>
      <table:database-ranges>
        <table:database-range table:name="__Anonymous_Sheet_DB__1" table:target-range-address="Tabelle1.F1:Tabelle1.F9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9">19.10.2019</text:date>, <text:time>11:53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 Berlage</meta:initial-creator>
    <meta:creation-date>2019-09-15T08:46:21.27</meta:creation-date>
    <dc:date>2019-10-19T11:53:36.80</dc:date>
    <dc:creator>Cristian Berlage</dc:creator>
    <meta:editing-duration>P18DT15H34M58S</meta:editing-duration>
    <meta:editing-cycles>25</meta:editing-cycles>
    <meta:generator>OpenOffice/4.1.3$Win32 OpenOffice.org_project/413m1$Build-9783</meta:generator>
    <meta:document-statistic meta:table-count="3" meta:cell-count="184" meta:object-count="0"/>
  </office:meta>
</office:document-meta>
</file>